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3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3" table:default-cell-style-name="Default"/>
        <table:table-row table:style-name="ro1">
          <table:table-cell table:style-name="ce1" table:formula="of:=SUM([.C$8];[.H$8];[.M$8])" office:value-type="float" office:value="12" calcext:value-type="float">
            <text:p>12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Total item in all groups</text:p>
            </office:annotation>
            <text:p>← N</text:p>
          </table:table-cell>
          <table:table-cell/>
          <table:table-cell table:style-name="ce1" table:formula="of:=ROUND([.C8]*SUM([.C$10];[.H$10];[.M$10]);2)" office:value-type="float" office:value="3010.68" calcext:value-type="float">
            <text:p>3010.68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Sum of Squares</text:p>
            </office:annotation>
            <text:p>← SS<text:span text:style-name="T1">between </text:span></text:p>
          </table:table-cell>
          <table:table-cell table:style-name="Default"/>
          <table:table-cell table:formula="of:=[.A2]-1" office:value-type="float" office:value="2" calcext:value-type="float">
            <text:p>2</text:p>
          </table:table-cell>
          <table:table-cell table:style-name="ce7" office:value-type="string" calcext:value-type="string">
            <office:annotation draw:style-name="gr1" draw:text-style-name="P2" svg:width="82.18pt" svg:height="29pt" svg:x="529pt" svg:y="0pt" draw:caption-point-x="-17.29pt" draw:caption-point-y="0.28pt">
              <dc:creator>SW</dc:creator>
              <dc:date>2017-12-26T00:00:00</dc:date>
              <text:p text:style-name="P1">Number of groups – 1</text:p>
            </office:annotation>
            <text:p>← df<text:span text:style-name="T1">between</text:span></text:p>
          </table:table-cell>
          <table:table-cell table:style-name="ce8"/>
          <table:table-cell table:formula="of:=ROUND([.D1]/[.G1];2)" office:value-type="float" office:value="1505.34" calcext:value-type="float">
            <text:p>1505.34</text:p>
          </table:table-cell>
          <table:table-cell table:style-name="Default" office:value-type="string" calcext:value-type="string">
            <office:annotation draw:style-name="gr1" draw:text-style-name="P2" svg:width="82.18pt" svg:height="29pt" svg:x="720.99pt" svg:y="0pt" draw:caption-point-x="-17.29pt" draw:caption-point-y="0.28pt">
              <dc:creator>SW</dc:creator>
              <dc:date>2017-12-26T00:00:00</dc:date>
              <text:p text:style-name="P1">Mean of Squares</text:p>
            </office:annotation>
            <text:p>← MS<text:span text:style-name="T1">between </text:span></text:p>
          </table:table-cell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string" calcext:value-type="string">
            <office:annotation draw:style-name="gr1" draw:text-style-name="P2" svg:width="82.18pt" svg:height="29pt" svg:x="144.99pt" svg:y="0.11pt" draw:caption-point-x="-17.29pt" draw:caption-point-y="15.17pt">
              <dc:creator>SW</dc:creator>
              <dc:date>2017-12-26T00:00:00</dc:date>
              <text:p text:style-name="P1">Number of groups</text:p>
            </office:annotation>
            <text:p>← k</text:p>
          </table:table-cell>
          <table:table-cell/>
          <table:table-cell table:style-name="ce1" table:formula="of:=ROUND(SUM([.C$11];[.H$11];[.M$11]);2)" office:value-type="float" office:value="862" calcext:value-type="float">
            <text:p>862</text:p>
          </table:table-cell>
          <table:table-cell office:value-type="string" calcext:value-type="string">
            <office:annotation draw:style-name="gr2" draw:text-style-name="P2" svg:width="82.18pt" svg:height="29pt" svg:x="319.69pt" svg:y="15.28pt" draw:caption-point-x="0pt" draw:caption-point-y="0pt">
              <dc:creator>SW</dc:creator>
              <dc:date>2017-12-26T00:00:00</dc:date>
              <text:p text:style-name="P1">Sum of Squares</text:p>
            </office:annotation>
            <text:p>← SS<text:span text:style-name="T1">within </text:span></text:p>
          </table:table-cell>
          <table:table-cell table:style-name="Default"/>
          <table:table-cell table:formula="of:=[.A1]-[.A2]" office:value-type="float" office:value="9" calcext:value-type="float">
            <text:p>9</text:p>
          </table:table-cell>
          <table:table-cell table:style-name="ce7" office:value-type="string" calcext:value-type="string">
            <text:p>← df<text:span text:style-name="T1">within</text:span></text:p>
          </table:table-cell>
          <table:table-cell table:style-name="ce8"/>
          <table:table-cell table:formula="of:=ROUND([.D2]/[.G2];2)" office:value-type="float" office:value="95.78" calcext:value-type="float">
            <text:p>95.78</text:p>
          </table:table-cell>
          <table:table-cell table:style-name="Default" office:value-type="string" calcext:value-type="string">
            <office:annotation draw:style-name="gr1" draw:text-style-name="P2" svg:width="82.18pt" svg:height="29pt" svg:x="720.99pt" svg:y="0.11pt" draw:caption-point-x="-17.29pt" draw:caption-point-y="15.17pt">
              <dc:creator>SW</dc:creator>
              <dc:date>2017-12-26T00:00:00</dc:date>
              <text:p text:style-name="P1">Mean of Squares</text:p>
            </office:annotation>
            <text:p>← MS<text:span text:style-name="T1">within </text:span></text:p>
          </table:table-cell>
          <table:table-cell table:number-columns-repeated="1013"/>
        </table:table-row>
        <table:table-row table:style-name="ro1">
          <table:table-cell table:style-name="ce1" table:formula="of:=ROUND(AVERAGE([.C$9];[.H$9];[.M$9]);2)" office:value-type="float" office:value="35.33" calcext:value-type="float">
            <text:p>35.33</text:p>
          </table:table-cell>
          <table:table-cell office:value-type="string" calcext:value-type="string">
            <text:p>← x-bar<text:span text:style-name="T1">G</text:span></text:p>
          </table:table-cell>
          <table:table-cell table:number-columns-repeated="3"/>
          <table:table-cell table:style-name="Default"/>
          <table:table-cell table:number-columns-repeated="2"/>
          <table:table-cell table:style-name="ce8"/>
          <table:table-cell table:formula="of:=ROUND([.J1]/[.J2];2)" office:value-type="float" office:value="15.72" calcext:value-type="float">
            <text:p>15.72</text:p>
          </table:table-cell>
          <table:table-cell table:style-name="Default" office:value-type="string" calcext:value-type="string">
            <text:p>← F statistic</text:p>
          </table:table-cell>
          <table:table-cell table:number-columns-repeated="1013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2"/>
          <table:table-cell table:style-name="ce8"/>
          <table:table-cell table:style-name="ce9" office:value-type="float" office:value="4.2565" calcext:value-type="float">
            <text:p>4.2565</text:p>
          </table:table-cell>
          <table:table-cell table:style-name="ce5" office:value-type="string" calcext:value-type="string">
            <text:p>← F critical</text:p>
          </table:table-cell>
          <table:table-cell table:number-columns-repeated="1013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Sample A</text:p>
          </table:table-cell>
          <table:covered-table-cell table:number-columns-repeated="3" table:style-name="ce5"/>
          <table:table-cell/>
          <table:table-cell table:style-name="ce3" office:value-type="string" calcext:value-type="string" table:number-columns-spanned="4" table:number-rows-spanned="1">
            <text:p>Sample B</text:p>
          </table:table-cell>
          <table:covered-table-cell table:number-columns-repeated="2" table:style-name="ce5"/>
          <table:covered-table-cell/>
          <table:table-cell table:style-name="ce5"/>
          <table:table-cell table:style-name="ce3" office:value-type="string" calcext:value-type="string" table:number-columns-spanned="4" table:number-rows-spanned="1">
            <text:p>Sample C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A8]-[.C$9])^2" office:value-type="float" office:value="4" calcext:value-type="float">
            <text:p>4</text:p>
          </table:table-cell>
          <table:table-cell table:formula="of:=COUNT([.$A$8:.$A$1048576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39" calcext:value-type="float">
            <text:p>39</text:p>
          </table:table-cell>
          <table:table-cell table:formula="of:=([.F8]-[.H$9])^2" office:value-type="float" office:value="81" calcext:value-type="float">
            <text:p>81</text:p>
          </table:table-cell>
          <table:table-cell table:formula="of:=COUNT([.$F$8:.$F$1048576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65" calcext:value-type="float">
            <text:p>65</text:p>
          </table:table-cell>
          <table:table-cell table:formula="of:=([.K8]-[.M$9])^2" office:value-type="float" office:value="400" calcext:value-type="float">
            <text:p>400</text:p>
          </table:table-cell>
          <table:table-cell table:formula="of:=COUNT([.$K$8:.$K$1048576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.A9]-[.C$9])^2" office:value-type="float" office:value="1" calcext:value-type="float">
            <text:p>1</text:p>
          </table:table-cell>
          <table:table-cell table:formula="of:=ROUND(AVERAGE([.$A$8:.$A$1048576]);2)" office:value-type="float" office:value="13" calcext:value-type="float">
            <text:p>13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F9]-[.H$9])^2" office:value-type="float" office:value="9" calcext:value-type="float">
            <text:p>9</text:p>
          </table:table-cell>
          <table:table-cell table:formula="of:=ROUND(AVERAGE([.$F$8:.$F$1048576]);2)" office:value-type="float" office:value="48" calcext:value-type="float">
            <text:p>48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K9]-[.M$9])^2" office:value-type="float" office:value="0" calcext:value-type="float">
            <text:p>0</text:p>
          </table:table-cell>
          <table:table-cell table:formula="of:=ROUND(AVERAGE([.$K$8:.$K$1048576]);2)" office:value-type="float" office:value="45" calcext:value-type="float">
            <text:p>45</text:p>
          </table:table-cell>
          <table:table-cell office:value-type="string" calcext:value-type="string">
            <text:p>← x-bar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[.A10]-[.C$9])^2" office:value-type="float" office:value="1" calcext:value-type="float">
            <text:p>1</text:p>
          </table:table-cell>
          <table:table-cell table:formula="of:=ROUND(([.C$9]-[.$A$3])^2;2)" office:value-type="float" office:value="498.63" calcext:value-type="float">
            <text:p>498.63</text:p>
          </table:table-cell>
          <table:table-cell office:value-type="string" calcext:value-type="string">
            <text:p>← (x-bar – x-bar<text:span text:style-name="T1">G</text:span><text:span text:style-name="T2">)</text:span><text:span text:style-name="T3">2</text:span>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F10]-[.H$9])^2" office:value-type="float" office:value="0" calcext:value-type="float">
            <text:p>0</text:p>
          </table:table-cell>
          <table:table-cell table:formula="of:=ROUND(([.H$9]-[.$A$3])^2;2)" office:value-type="float" office:value="160.53" calcext:value-type="float">
            <text:p>160.53</text:p>
          </table:table-cell>
          <table:table-cell office:value-type="string" calcext:value-type="string">
            <text:p>← (x-bar – x-bar<text:span text:style-name="T1">G</text:span><text:span text:style-name="T2">)</text:span><text:span text:style-name="T3">2</text:span>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K10]-[.M$9])^2" office:value-type="float" office:value="169" calcext:value-type="float">
            <text:p>169</text:p>
          </table:table-cell>
          <table:table-cell table:formula="of:=ROUND(([.M$9]-[.$A$3])^2;2)" office:value-type="float" office:value="93.51" calcext:value-type="float">
            <text:p>93.51</text:p>
          </table:table-cell>
          <table:table-cell office:value-type="string" calcext:value-type="string">
            <text:p>← (x-bar – x-bar<text:span text:style-name="T1">G</text:span><text:span text:style-name="T2">)</text:span><text:span text:style-name="T3">2</text:span>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.A11]-[.C$9])^2" office:value-type="float" office:value="4" calcext:value-type="float">
            <text:p>4</text:p>
          </table:table-cell>
          <table:table-cell table:formula="of:=ROUND(SUM([.B$8:.B$1048576]);2)" office:value-type="float" office:value="10" calcext:value-type="float">
            <text:p>10</text:p>
          </table:table-cell>
          <table:table-cell office:value-type="string" calcext:value-type="string">
            <text:p>← <text:span text:style-name="T4">Σ</text:span>(x – x-bar<text:span text:style-name="T2">)</text:span><text:span text:style-name="T3">2</text:span>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F11]-[.H$9])^2" office:value-type="float" office:value="144" calcext:value-type="float">
            <text:p>144</text:p>
          </table:table-cell>
          <table:table-cell table:formula="of:=ROUND(SUM([.G$8:.G$1048576]);2)" office:value-type="float" office:value="234" calcext:value-type="float">
            <text:p>234</text:p>
          </table:table-cell>
          <table:table-cell office:value-type="string" calcext:value-type="string">
            <text:p>← <text:span text:style-name="T4">Σ</text:span>(x – x-bar<text:span text:style-name="T2">)</text:span><text:span text:style-name="T3">2</text:span>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[.K11]-[.M$9])^2" office:value-type="float" office:value="49" calcext:value-type="float">
            <text:p>49</text:p>
          </table:table-cell>
          <table:table-cell table:formula="of:=ROUND(SUM([.L$8:.L$1048576]);2)" office:value-type="float" office:value="618" calcext:value-type="float">
            <text:p>618</text:p>
          </table:table-cell>
          <table:table-cell office:value-type="string" calcext:value-type="string">
            <text:p>← <text:span text:style-name="T4">Σ</text:span>(x – x-bar<text:span text:style-name="T2">)</text:span><text:span text:style-name="T3">2</text:span>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26T03:37:42.846693273</meta:creation-date>
    <meta:generator>LibreOffice/5.4.4.2$Linux_X86_64 LibreOffice_project/40m0$Build-2</meta:generator>
    <dc:date>2017-12-26T04:47:56.857236876</dc:date>
    <dc:creator>Sudaraka Wijesinghe</dc:creator>
    <meta:editing-duration>PT1H10M</meta:editing-duration>
    <meta:editing-cycles>31</meta:editing-cycles>
    <meta:document-statistic meta:table-count="1" meta:cell-count="73" meta:object-count="0"/>
  </office:meta>
</office:document-meta>
</file>